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832b2" officeooo:paragraph-rsid="000832b2"/>
    </style:style>
    <style:style style:name="P2" style:family="paragraph" style:parent-style-name="Standard">
      <style:text-properties officeooo:rsid="00087512" officeooo:paragraph-rsid="00087512"/>
    </style:style>
    <style:style style:name="P3" style:family="paragraph" style:parent-style-name="Standard">
      <style:text-properties officeooo:rsid="000a069a" officeooo:paragraph-rsid="000a069a"/>
    </style:style>
    <style:style style:name="P4" style:family="paragraph" style:parent-style-name="Standard">
      <style:text-properties officeooo:rsid="000a069a" officeooo:paragraph-rsid="000a9474"/>
    </style:style>
    <style:style style:name="P5" style:family="paragraph" style:parent-style-name="Standard">
      <style:text-properties style:text-underline-style="none" fo:font-weight="normal" officeooo:rsid="000a9474" officeooo:paragraph-rsid="000a9474" style:font-weight-asian="normal" style:font-weight-complex="normal"/>
    </style:style>
    <style:style style:name="T1" style:family="text">
      <style:text-properties officeooo:rsid="00087512"/>
    </style:style>
    <style:style style:name="T2" style:family="text">
      <style:text-properties officeooo:rsid="000a069a"/>
    </style:style>
    <style:style style:name="T3" style:family="text">
      <style:text-properties officeooo:rsid="000a9474"/>
    </style:style>
    <style:style style:name="T4" style:family="text">
      <style:text-properties fo:font-weight="bold" officeooo:rsid="000a9474"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a9474" style:font-weight-asian="bold" style:font-weight-complex="bold"/>
    </style:style>
    <style:style style:name="T8" style:family="text">
      <style:text-properties style:text-underline-style="solid" style:text-underline-width="auto" style:text-underline-color="font-color" fo:font-weight="bold" officeooo:rsid="000ae8e8" style:font-weight-asian="bold" style:font-weight-complex="bold"/>
    </style:style>
    <style:style style:name="T9"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1006 <text:s text:c="4"/>Translator write up:</text:p>
      <text:p text:style-name="P1"/>
      <text:p text:style-name="P1">Specification: The aim for this practical was to create a program to translate from English to Spanish, following some basic rules of Spanish given in the lecture slides. For this we decided to create a very generalised program which was not constrained to use only Spanish or English as the input and output languages.</text:p>
      <text:p text:style-name="P1"/>
      <text:p text:style-name="P1">Design: for this there is no distinction between the basic deliverable and practical extension , frankly the way it was implemented was all or nothing in achieving its aim.</text:p>
      <text:p text:style-name="P1"/>
      <text:p text:style-name="P1">Firstly the program checks if there is a minimum input when executing the program, this is because it needs a dictionary file and a set of rules with which to work. <text:span text:style-name="T1">It will then try to read each of these files, throwing an exception if they are not found.</text:span></text:p>
      <text:p text:style-name="P1"/>
      <text:p text:style-name="P1">The way it achieves its generalised form is in its use of json and a parser. The <text:span text:style-name="T1">rules are put through a Gson object and then called in the rule manager class so that they can be used later in the program. It will at this stage check to see if the file is valid, this will give an error message and exit the main class if it is found to be invalid.</text:span></text:p>
      <text:p text:style-name="P1"/>
      <text:p text:style-name="P2">The program then waits for user input, once it receives some it is tokenised and put into an array. The tokeniser class splits based on spaces and trims each word. Each token is then made into a word object, done by using the dictionary class and a lexical lookup. Each word is checked for its <text:span text:style-name="T2">Spanish</text:span> and grammatical type, then the first of the json rules are applied; these are used to distinguish if a noun is feminine and if it is plural. The word is then returned to a new word array.</text:p>
      <text:p text:style-name="P2"/>
      <text:p text:style-name="P3">The word array is then subject to all of the Spanish rules in order: each rule can either be a single word rule or a multi word rule. The first use a series of checks to make sure it is being used in the correct circumstance, everything is done through regexes. <text:s/></text:p>
      <text:p text:style-name="P3"/>
      <text:p text:style-name="P3">For single rules it is simply a case of using a regex and a replacement , for example; if an adjective is feminine the regex finds the “o” at the end of the string and replaces it with an “a”.</text:p>
      <text:p text:style-name="P3"/>
      <text:p text:style-name="P3">For multi word rules it has more complicated checks to determine if the clause, using the clause class to segment the input, <text:s/>it is being applied to contains certain grammatical types. It then replaces things like the single word rules but also has the ability to re order the words in the array. An example might be for rearranging adjectives and nouns to be the opposite way around if an adjective is following a noun it relates to.</text:p>
      <text:p text:style-name="P3"/>
      <text:p text:style-name="P4">Finally the processed sentence is printed out so the user can show all their friends how good at Spanish they are now. </text:p>
      <text:p text:style-name="P4"><text:span text:style-name="T7"/></text:p>
      <text:p text:style-name="P4"><text:span text:style-name="T7">This program can and will translate between any 2 languages given the a set of rules in the correct format and a dictionary with grammatical types. </text:span><text:span text:style-name="T8">The way to make your own rules is given as a follow along text file.</text:span></text:p>
      <text:p text:style-name="P4"><text:span text:style-name="T7"/></text:p>
      <text:p text:style-name="P5">Testin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0:58:04.461838739</meta:creation-date>
    <dc:date>2017-03-07T12:03:59.787507784</dc:date>
    <meta:editing-duration>PT25M14S</meta:editing-duration>
    <meta:editing-cycles>2</meta:editing-cycles>
    <meta:generator>LibreOffice/5.1.6.2.0$Linux_X86_64 LibreOffice_project/10$Build-2</meta:generator>
    <meta:document-statistic meta:table-count="0" meta:image-count="0" meta:object-count="0" meta:page-count="1" meta:paragraph-count="12" meta:word-count="535" meta:character-count="2846" meta:non-whitespace-character-count="2315"/>
  </office:meta>
</office:document-meta>
</file>